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pplicationEntity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EntityImpl.PortletApplicationEntityImpl( String id , PortletApplicationDefinition 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ApplicationEntityImpl.getPortletApplica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EntityImpl.getPortletEnti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